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1478E4AA4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3.565cm" svg:height="5.534cm" svg:x="0.383cm" svg:y="2.597cm">
          <draw:image xlink:href="Pictures/10000201000002F1000001478E4AA4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4cm" fo:page-height="8.8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Fabrizio Pastore</meta:initial-creator>
    <meta:creation-date>2007-08-22T21:51:54</meta:creation-date>
    <dc:creator>Fabrizio Pastore</dc:creator>
    <dc:date>2007-08-22T22:18:13</dc:date>
    <dc:language>en-GB</dc:language>
    <meta:editing-cycles>3</meta:editing-cycles>
    <meta:editing-duration>PT15M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